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1000000FEB8C4272F.png" manifest:media-type="image/png"/>
  <manifest:file-entry manifest:full-path="Pictures/10000201000002E80000014FFD8A069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7.654cm" draw:z-index="0"><draw:image xlink:href="Pictures/10000201000002E80000014FFD8A069F.png" xlink:type="simple" xlink:show="embed" xlink:actuate="onLoad"/></draw:frame><draw:frame draw:style-name="fr2" draw:name="Image2" text:anchor-type="paragraph" svg:x="0.069cm" svg:y="8.324cm" svg:width="16.96cm" svg:height="6.72cm" draw:z-index="1"><draw:image xlink:href="Pictures/1000020100000281000000FEB8C4272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stain Camille</meta:initial-creator>
    <meta:creation-date>2017-11-15T09:11:38.066056786</meta:creation-date>
    <meta:generator>LibreOffice/4.3.3.2$Linux_X86_64 LibreOffice_project/430m0$Build-2</meta:generator>
    <dc:date>2017-11-15T09:14:34.706701883</dc:date>
    <dc:creator>Chastain Camille</dc:creator>
    <meta:editing-duration>PT2M56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</office:meta>
</office:document-meta>
</file>